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start"/>
      <style:text-properties fo:font-size="18pt" style:font-size-asian="18pt" style:font-size-complex="18pt"/>
    </style:style>
    <style:style style:name="P4" style:family="paragraph">
      <style:paragraph-properties fo:text-align="star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11.3cm" svg:height="1.2cm" svg:x="1.8cm" svg:y="11.9cm">
          <text:p text:style-name="P1">Géno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1.3cm" svg:height="1.8cm" svg:x="1.8cm" svg:y="13.1cm">
          <text:p text:style-name="P2"><text:span text:style-name="T1">- nb-gene</text:span></text:p>
          <text:p text:style-name="P2"><text:span text:style-name="T1">- geno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1.3cm" svg:height="3.8cm" svg:x="1.8cm" svg:y="14.9cm">
          <text:p text:style-name="P2"><text:span text:style-name="T1">- UpdateMatrix (introduce mutation in the system)</text:span></text:p>
          <text:p text:style-name="P2"><text:span text:style-name="T1">- CrossingOver</text:span></text:p>
          <text:p text:style-name="P2"><text:span text:style-name="T1">- graph (construct the graph)</text:span></text:p>
          <text:p text:style-name="P2"><text:span text:style-name="T1">- draw (draw the graph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8.714cm" svg:height="1.2cm" svg:x="5.9cm" svg:y="0.9cm">
          <text:p text:style-name="P1">popul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18.714cm" svg:height="2.6cm" svg:x="5.9cm" svg:y="2.1cm">
          <text:p text:style-name="P3"><text:span text:style-name="T2">- nb_genomes</text:span></text:p>
          <text:p text:style-name="P3"><text:span text:style-name="T2">- pop</text:span></text:p>
          <text:p text:style-name="P3"><text:span text:style-name="T2">- g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18.714cm" svg:height="1.9cm" svg:x="5.9cm" svg:y="4.7cm">
          <text:p text:style-name="P4">- new_generation</text:p>
          <text:p text:style-name="P4">- sele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0.22cm" svg:height="0.3cm" svg:x="18.669cm" svg:y="5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13.1cm" svg:height="1.2cm" svg:x="15.6cm" svg:y="12.1cm">
          <text:p text:style-name="P1">Fitne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3.1cm" svg:height="1cm" svg:x="15.6cm" svg:y="13.3cm">
          <text:p text:style-name="P2"><text:span text:style-name="T1">- gamm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3.1cm" svg:height="3cm" svg:x="15.6cm" svg:y="14.3cm">
          <text:p text:style-name="P2"><text:span text:style-name="T1">- fitness_score (one function to unite the other)</text:span></text:p>
          <text:p text:style-name="P2"><text:span text:style-name="T1">- overall_average_shortest (mean of all length shortest path)</text:span></text:p>
          <text:p text:style-name="P2"><text:span text:style-name="T1">- overall_RSS (verify if we are in a small worl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8.714cm" svg:height="1.2cm" svg:x="5.902cm" svg:y="0.901cm">
          <text:p text:style-name="P1">popul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8.714cm" svg:height="2.6cm" svg:x="5.902cm" svg:y="2.101cm">
          <text:p text:style-name="P2"><text:span text:style-name="T1">- nb_genomes</text:span></text:p>
          <text:p text:style-name="P2"><text:span text:style-name="T1">- pop</text:span></text:p>
          <text:p text:style-name="P2"><text:span text:style-name="T1">- g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18.714cm" svg:height="1.9cm" svg:x="5.916cm" svg:y="4.7cm">
          <text:p text:style-name="P2"><text:span text:style-name="T1">- new_generation (Updating the population (mutations, crossing over, reproduction))</text:span></text:p>
          <text:p text:style-name="P2"><text:span text:style-name="T1">- selection (Generates array of reproduction probabilitie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0.549cm" svg:x1="22.15cm" svg:y1="12.1cm" svg:x2="15.273cm" svg:y2="6.6cm" draw:start-shape="id1" draw:start-glue-point="4" draw:end-shape="id2" draw:end-glue-point="6" svg:d="M22150 12100v-2200h-6877v-3300" svg:viewBox="0 0 6878 5501">
          <text:p/>
        </draw:connector>
        <draw:connector draw:style-name="gr3" draw:text-style-name="P1" draw:layer="layout" draw:line-skew="0.649cm" svg:x1="7.45cm" svg:y1="11.9cm" svg:x2="15.273cm" svg:y2="6.6cm" draw:start-shape="id3" draw:start-glue-point="4" draw:end-shape="id2" svg:d="M7450 11900v-2000h7823v-3300" svg:viewBox="0 0 7824 5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3T15:42:30.181970874</meta:creation-date>
    <dc:date>2016-04-03T16:46:02.084029113</dc:date>
    <meta:editing-duration>PT32M45S</meta:editing-duration>
    <meta:editing-cycles>2</meta:editing-cycles>
    <meta:generator>LibreOffice/4.2.8.2$Linux_X86_64 LibreOffice_project/420m0$Build-2</meta:generator>
    <meta:document-statistic meta:object-count="15"/>
  </office:meta>
</office:document-meta>
</file>